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d159" officeooo:paragraph-rsid="000cd159"/>
    </style:style>
    <style:style style:name="P2" style:family="paragraph" style:parent-style-name="Standard">
      <style:paragraph-properties fo:text-align="start" style:justify-single-word="false"/>
      <style:text-properties officeooo:rsid="000cd159" officeooo:paragraph-rsid="000cd15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d159" officeooo:paragraph-rsid="000cd159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cd159" officeooo:paragraph-rsid="000cd1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tion of queue using stack</text:p>
      <text:p text:style-name="P1"/>
      <text:p text:style-name="P2">Code:</text:p>
      <text:p text:style-name="P2"/>
      <text:p text:style-name="P2">#include &lt;stdio.h&gt;</text:p>
      <text:p text:style-name="P2">#define MAX 100</text:p>
      <text:p text:style-name="P2">int s1[MAX],s2[MAX],t1=-1,t2=-1,n;</text:p>
      <text:p text:style-name="P2"/>
      <text:p text:style-name="P2">void push_s1(){</text:p>
      <text:p text:style-name="P2"><text:s text:c="4"/>int data;</text:p>
      <text:p text:style-name="P2"><text:s text:c="4"/>if(t1!=n-1){</text:p>
      <text:p text:style-name="P2"><text:s text:c="8"/>printf("\nEnter data to enqueue:");</text:p>
      <text:p text:style-name="P2"><text:s text:c="8"/>scanf("%d",&amp;data);</text:p>
      <text:p text:style-name="P2"><text:s text:c="8"/>s1[++t1]=data;</text:p>
      <text:p text:style-name="P2"><text:s text:c="4"/>}</text:p>
      <text:p text:style-name="P2"><text:s text:c="4"/>else{</text:p>
      <text:p text:style-name="P2"><text:s text:c="8"/>printf("\nOverflow");</text:p>
      <text:p text:style-name="P2"><text:s text:c="4"/>}</text:p>
      <text:p text:style-name="P2">}</text:p>
      <text:p text:style-name="P2"/>
      <text:p text:style-name="P2">int pop_s1(){</text:p>
      <text:p text:style-name="P2"><text:s text:c="4"/>int item;</text:p>
      <text:p text:style-name="P2"><text:s text:c="4"/>if(t1!=-1){</text:p>
      <text:p text:style-name="P2"><text:s text:c="8"/>item=s1[t1--];</text:p>
      <text:p text:style-name="P2"><text:s text:c="4"/>}</text:p>
      <text:p text:style-name="P2">}</text:p>
      <text:p text:style-name="P2"/>
      <text:p text:style-name="P2">void push_s2(int data){</text:p>
      <text:p text:style-name="P2"><text:s text:c="4"/>s2[++t2]=data;</text:p>
      <text:p text:style-name="P2">}</text:p>
      <text:p text:style-name="P2"/>
      <text:p text:style-name="P2">int pop_s2(){</text:p>
      <text:p text:style-name="P2"><text:s text:c="4"/>int item;</text:p>
      <text:p text:style-name="P2"><text:s text:c="4"/>if(t2!=-1){</text:p>
      <text:p text:style-name="P2"><text:s text:c="8"/>item=s2[t2--];</text:p>
      <text:p text:style-name="P2"><text:s text:c="8"/>return item;</text:p>
      <text:p text:style-name="P2"><text:s text:c="4"/>}</text:p>
      <text:p text:style-name="P2">}</text:p>
      <text:p text:style-name="P2"/>
      <text:p text:style-name="P2">int main(){</text:p>
      <text:p text:style-name="P2"><text:s text:c="4"/>int inp,item;</text:p>
      <text:p text:style-name="P2"><text:s text:c="4"/>printf("\nEnter max number of elements:");</text:p>
      <text:p text:style-name="P2"><text:s text:c="4"/>scanf("%d",&amp;n);</text:p>
      <text:p text:style-name="P2"><text:s text:c="4"/></text:p>
      <text:p text:style-name="P2"><text:s text:c="4"/>do{</text:p>
      <text:p text:style-name="P2"><text:s text:c="8"/>printf("\nEnter 1 to enqueue, 2 to dequeue all elements and 3 to stop:");</text:p>
      <text:p text:style-name="P2"><text:s text:c="8"/>scanf("%d",&amp;inp);</text:p>
      <text:p text:style-name="P2"><text:s text:c="8"/>switch(inp){</text:p>
      <text:p text:style-name="P2"><text:s text:c="12"/>case 1:</text:p>
      <text:p text:style-name="P2"><text:s text:c="16"/>push_s1(item);</text:p>
      <text:p text:style-name="P2"><text:s text:c="16"/>break;</text:p>
      <text:p text:style-name="P2"><text:s text:c="12"/>case 2:</text:p>
      <text:p text:style-name="P2"><text:soft-page-break/><text:s text:c="16"/>//Pushing elements into st2 from st1</text:p>
      <text:p text:style-name="P2"><text:s text:c="16"/>while(t1!=-1){</text:p>
      <text:p text:style-name="P2"><text:s text:c="20"/>push_s2(pop_s1());</text:p>
      <text:p text:style-name="P2"><text:s text:c="16"/>}</text:p>
      <text:p text:style-name="P2"><text:s text:c="16"/></text:p>
      <text:p text:style-name="P2"><text:s text:c="16"/>//Dequeuing all the elements at once</text:p>
      <text:p text:style-name="P2"><text:s text:c="16"/>while(t2!=-1){</text:p>
      <text:p text:style-name="P2"><text:s text:c="20"/>item=pop_s2();</text:p>
      <text:p text:style-name="P2"><text:s text:c="20"/>printf("\nDequeued element :%d",item);</text:p>
      <text:p text:style-name="P2"><text:s text:c="16"/>}</text:p>
      <text:p text:style-name="P2"><text:s text:c="16"/>break;</text:p>
      <text:p text:style-name="P2"><text:s text:c="12"/>case 3:</text:p>
      <text:p text:style-name="P2"><text:s text:c="16"/>break;</text:p>
      <text:p text:style-name="P2"><text:s text:c="8"/>}</text:p>
      <text:p text:style-name="P2"><text:s text:c="4"/>}</text:p>
      <text:p text:style-name="P2"><text:s text:c="4"/>while(inp!=3);</text:p>
      <text:p text:style-name="P2">}</text:p>
      <text:p text:style-name="P2"/>
      <text:p text:style-name="P3">Output:</text:p>
      <text:p text:style-name="P4">Enter max number of elements:5</text:p>
      <text:p text:style-name="P4"/>
      <text:p text:style-name="P4">Enter 1 to enqueue, 2 to dequeue all elements and 3 to stop:1</text:p>
      <text:p text:style-name="P4"/>
      <text:p text:style-name="P4">Enter data to enqueue:1</text:p>
      <text:p text:style-name="P4"/>
      <text:p text:style-name="P4">Enter 1 to enqueue, 2 to dequeue all elements and 3 to stop:1</text:p>
      <text:p text:style-name="P4"/>
      <text:p text:style-name="P4">Enter data to enqueue:2</text:p>
      <text:p text:style-name="P4"/>
      <text:p text:style-name="P4">Enter 1 to enqueue, 2 to dequeue all elements and 3 to stop:1</text:p>
      <text:p text:style-name="P4"/>
      <text:p text:style-name="P4">Enter data to enqueue:3</text:p>
      <text:p text:style-name="P4"/>
      <text:p text:style-name="P4">Enter 1 to enqueue, 2 to dequeue all elements and 3 to stop:2</text:p>
      <text:p text:style-name="P4"/>
      <text:p text:style-name="P4">Dequeued element :1</text:p>
      <text:p text:style-name="P4">Dequeued element :2</text:p>
      <text:p text:style-name="P4">Dequeued element :3</text:p>
      <text:p text:style-name="P4">Enter 1 to enqueue, 2 to dequeue all elements and 3 to stop:1</text:p>
      <text:p text:style-name="P4"/>
      <text:p text:style-name="P4">Enter data to enqueue:6</text:p>
      <text:p text:style-name="P4"/>
      <text:p text:style-name="P4">Enter 1 to enqueue, 2 to dequeue all elements and 3 to stop:1</text:p>
      <text:p text:style-name="P4"/>
      <text:p text:style-name="P4">Enter data to enqueue:7</text:p>
      <text:p text:style-name="P4"/>
      <text:p text:style-name="P4">Enter 1 to enqueue, 2 to dequeue all elements and 3 to stop:1</text:p>
      <text:p text:style-name="P4"/>
      <text:p text:style-name="P4">Enter data to enqueue:8</text:p>
      <text:p text:style-name="P4"/>
      <text:p text:style-name="P4">Enter 1 to enqueue, 2 to dequeue all elements and 3 to stop:1</text:p>
      <text:p text:style-name="P4"/>
      <text:p text:style-name="P4"><text:soft-page-break/>Enter data to enqueue:9</text:p>
      <text:p text:style-name="P4"/>
      <text:p text:style-name="P4">Enter 1 to enqueue, 2 to dequeue all elements and 3 to stop:1</text:p>
      <text:p text:style-name="P4"/>
      <text:p text:style-name="P4">Enter data to enqueue:10</text:p>
      <text:p text:style-name="P4"/>
      <text:p text:style-name="P4">Enter 1 to enqueue, 2 to dequeue all elements and 3 to stop:1</text:p>
      <text:p text:style-name="P4"/>
      <text:p text:style-name="P4">Overflow</text:p>
      <text:p text:style-name="P4">Enter 1 to enqueue, 2 to dequeue all elements and 3 to stop:2</text:p>
      <text:p text:style-name="P4"/>
      <text:p text:style-name="P4">Dequeued element :6</text:p>
      <text:p text:style-name="P4">Dequeued element :7</text:p>
      <text:p text:style-name="P4">Dequeued element :8</text:p>
      <text:p text:style-name="P4">Dequeued element :9</text:p>
      <text:p text:style-name="P4">Dequeued element :10</text:p>
      <text:p text:style-name="P4">Enter 1 to enqueue, 2 to dequeue all elements and 3 to stop: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5T14:50:17.607243473</meta:creation-date>
    <dc:date>2024-03-15T14:52:31.876427380</dc:date>
    <meta:editing-duration>PT2M15S</meta:editing-duration>
    <meta:editing-cycles>1</meta:editing-cycles>
    <meta:document-statistic meta:table-count="0" meta:image-count="0" meta:object-count="0" meta:page-count="3" meta:paragraph-count="93" meta:word-count="334" meta:character-count="2366" meta:non-whitespace-character-count="1689"/>
    <meta:generator>LibreOffice/6.0.7.3$Linux_X86_64 LibreOffice_project/00m0$Build-3</meta:generator>
  </office:meta>
</office:document-meta>
</file>